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onaco" svg:font-family="Monaco, Consolas, 'Lucida Console', monospace"/>
    <style:font-face style:name="calibri" svg:font-family="calibri, sans-serif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Times New Roman" fo:font-size="12pt" fo:language="en" fo:country="US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12540" fo:letter-spacing="normal"/>
    </style:style>
    <style:style style:name="P5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12540" style:font-name="Monaco" fo:font-size="9pt" fo:letter-spacing="normal" fo:language="en" fo:country="US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12540" style:font-name="Times New Roman" fo:font-size="12pt" fo:letter-spacing="normal" fo:language="en" fo:country="US" fo:font-style="normal" fo:font-weight="normal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5797" style:font-name="Monaco" fo:font-size="9pt" fo:letter-spacing="normal" fo:language="en" fo:country="US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color="#312540" style:font-name="Times New Roman" fo:font-size="12pt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4pt" fo:letter-spacing="normal" fo:language="en" fo:country="US" fo:font-style="normal" fo:font-weight="normal" fo:background-color="#ffffff" style:font-size-asian="12pt" style:font-size-complex="12pt"/>
    </style:style>
    <style:style style:name="P11" style:family="paragraph" style:parent-style-name="Text_20_body">
      <style:text-properties fo:color="#3f7f5f" style:font-name="Consolas" fo:font-size="12pt" fo:language="en" fo:country="US" fo:background-color="#ffffff" style:font-size-asian="12pt" style:font-size-complex="12pt"/>
    </style:style>
    <style:style style:name="P12" style:family="paragraph" style:parent-style-name="Text_20_body">
      <style:paragraph-properties fo:padding="0cm" fo:border="none"/>
    </style:style>
    <style:style style:name="P13" style:family="paragraph" style:parent-style-name="Text_20_body">
      <style:paragraph-properties fo:padding="0cm" fo:border="none"/>
      <style:text-properties fo:color="#3f7f5f" style:font-name="Consolas" fo:font-size="12pt" fo:background-color="#ffffff" style:font-size-asian="12pt" style:font-size-complex="12pt"/>
    </style:style>
    <style:style style:name="P14" style:family="paragraph" style:parent-style-name="Text_20_body">
      <style:paragraph-properties fo:padding="0cm" fo:border="none"/>
      <style:text-properties fo:color="#3f7f5f" style:font-name="Consolas" fo:font-size="14pt" fo:background-color="#ffffff"/>
    </style:style>
    <style:style style:name="P15" style:family="paragraph" style:parent-style-name="Text_20_body">
      <style:paragraph-properties fo:padding="0cm" fo:border="none"/>
      <style:text-properties fo:color="#000000" style:font-name="Consolas" fo:font-size="12pt" fo:background-color="#ffffff" style:font-size-asian="12pt" style:font-size-complex="12pt"/>
    </style:style>
    <style:style style:name="P16" style:family="paragraph" style:parent-style-name="Text_20_body">
      <style:paragraph-properties fo:padding="0cm" fo:border="none"/>
      <style:text-properties fo:color="#000000" style:font-name="Consolas" fo:font-size="14pt"/>
    </style:style>
    <style:style style:name="P17" style:family="paragraph" style:parent-style-name="Text_20_body">
      <style:paragraph-properties fo:padding="0cm" fo:border="none"/>
      <style:text-properties fo:color="#000000" style:font-name="Consolas" fo:font-size="14pt" fo:background-color="#ffffff"/>
    </style:style>
    <style:style style:name="P18" style:family="paragraph" style:parent-style-name="Text_20_body">
      <style:paragraph-properties fo:padding="0cm" fo:border="none"/>
      <style:text-properties fo:color="#000000" style:font-name="Consolas" fo:font-size="14pt" fo:language="en" fo:country="US" fo:background-color="#ffffff"/>
    </style:style>
    <style:style style:name="P19" style:family="paragraph" style:parent-style-name="Text_20_body">
      <style:paragraph-properties fo:padding="0cm" fo:border="none"/>
      <style:text-properties fo:color="#000000" style:font-name="Times New Roman" fo:font-size="12pt" fo:language="en" fo:country="US" fo:background-color="#ffffff" style:font-size-asian="12pt" style:font-size-complex="12pt"/>
    </style:style>
    <style:style style:name="P20" style:family="paragraph" style:parent-style-name="Preformatted_20_Text">
      <style:text-properties fo:font-variant="normal" fo:text-transform="none" fo:color="#312540" style:font-name="Monaco" fo:font-size="9pt" fo:letter-spacing="normal" fo:language="ru" fo:country="RU" fo:font-style="normal" fo:font-weight="normal"/>
    </style:style>
    <style:style style:name="P21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fo:letter-spacing="normal"/>
    </style:style>
    <style:style style:name="P22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23" style:family="paragraph" style:parent-style-name="Text_20_body">
      <style:paragraph-properties fo:padding="0cm" fo:border="none"/>
      <style:text-properties fo:color="#000000" style:font-name="Times New Roman" fo:font-size="12pt" fo:language="en" fo:country="US" fo:background-color="#ffffff" style:font-size-asian="12pt" style:font-size-complex="12pt"/>
    </style:style>
    <style:style style:name="P24" style:family="paragraph" style:parent-style-name="Text_20_body">
      <style:paragraph-properties fo:padding="0cm" fo:border="none"/>
      <style:text-properties fo:color="#000000" style:font-name="Times New Roman" fo:font-size="12pt" fo:background-color="#ffffff"/>
    </style:style>
    <style:style style:name="P25" style:family="paragraph" style:parent-style-name="Text_20_body">
      <style:paragraph-properties fo:padding="0cm" fo:border="none"/>
      <style:text-properties fo:color="#000000" style:font-name="Consolas" fo:font-size="12pt" fo:language="en" fo:country="US" fo:background-color="#ffffff" style:font-size-asian="12pt" style:font-size-complex="12pt"/>
    </style:style>
    <style:style style:name="P26" style:family="paragraph" style:parent-style-name="Text_20_body">
      <style:paragraph-properties fo:padding="0cm" fo:border="none"/>
      <style:text-properties fo:color="#000000" style:font-name="Consolas" fo:font-size="14pt" fo:language="en" fo:country="US" fo:background-color="#ffffff"/>
    </style:style>
    <style:style style:name="P27" style:family="paragraph" style:parent-style-name="Text_20_body">
      <style:paragraph-properties fo:padding="0cm" fo:border="none"/>
      <style:text-properties fo:color="#000000" style:font-name="Consolas" fo:font-size="14pt" fo:background-color="#ffffff"/>
    </style:style>
    <style:style style:name="P28" style:family="paragraph" style:parent-style-name="Text_20_body">
      <style:paragraph-properties fo:padding="0cm" fo:border="none"/>
      <style:text-properties fo:font-variant="normal" fo:text-transform="none" fo:color="#000000" style:font-name="calibri" fo:font-size="10.5pt" fo:letter-spacing="normal" fo:language="en" fo:country="US" fo:font-style="normal" fo:font-weight="normal" fo:background-color="#ffffff" style:font-size-asian="12pt" style:font-size-complex="12pt"/>
    </style:style>
    <style:style style:name="P29" style:family="paragraph" style:parent-style-name="Text_20_body">
      <style:paragraph-properties fo:padding="0cm" fo:border="none"/>
      <style:text-properties fo:font-variant="normal" fo:text-transform="none" fo:color="#000000" style:font-name="calibri" fo:font-size="12pt" fo:letter-spacing="normal" fo:language="en" fo:country="US" fo:font-style="normal" fo:font-weight="normal" fo:background-color="#ffffff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asian="12pt" style:font-size-complex="12pt"/>
    </style:style>
    <style:style style:name="T5" style:family="text">
      <style:text-properties fo:color="#3f7f5f"/>
    </style:style>
    <style:style style:name="T6" style:family="text">
      <style:text-properties fo:color="#3f7f5f" style:text-underline-style="solid" style:text-underline-width="auto" style:text-underline-color="font-color"/>
    </style:style>
    <style:style style:name="T7" style:family="text">
      <style:text-properties fo:color="#3f7f5f" style:font-name="Times New Roman" fo:font-size="12pt" fo:language="en" fo:country="US" style:font-size-asian="12pt" style:font-size-complex="12pt"/>
    </style:style>
    <style:style style:name="T8" style:family="text">
      <style:text-properties fo:color="#3f7f5f"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Monaco" fo:font-size="9pt" fo:font-style="normal" fo:font-weight="normal"/>
    </style:style>
    <style:style style:name="T10" style:family="text">
      <style:text-properties fo:color="#5f4578" style:font-name="Monaco" fo:font-size="9pt" fo:font-style="normal" fo:font-weight="normal"/>
    </style:style>
    <style:style style:name="T11" style:family="text">
      <style:text-properties fo:color="#445797" style:font-name="Monaco" fo:font-size="9pt" fo:font-style="normal" fo:font-weight="normal"/>
    </style:style>
    <style:style style:name="T12" style:family="text">
      <style:text-properties fo:font-variant="normal" fo:text-transform="none" fo:color="#312540" style:font-name="Monaco" fo:font-size="9pt" fo:letter-spacing="normal" fo:font-style="normal" fo:font-weight="normal"/>
    </style:style>
    <style:style style:name="T13" style:family="text">
      <style:text-properties fo:font-variant="normal" fo:text-transform="none" fo:color="#312540" fo:letter-spacing="normal"/>
    </style:style>
    <style:style style:name="T14" style:family="text">
      <style:text-properties fo:font-variant="normal" fo:text-transform="none" fo:color="#312540" fo:letter-spacing="normal" fo:font-style="normal" fo:font-weight="normal"/>
    </style:style>
    <style:style style:name="T15" style:family="text">
      <style:text-properties fo:font-variant="normal" fo:text-transform="none" fo:color="#312540" fo:letter-spacing="normal" fo:language="ru" fo:country="RU" fo:font-style="normal" fo:font-weight="normal"/>
    </style:style>
    <style:style style:name="T16" style:family="text">
      <style:text-properties fo:font-variant="normal" fo:text-transform="none" fo:color="#5f4578" style:font-name="Monaco" fo:font-size="9pt" fo:letter-spacing="normal" fo:font-style="normal" fo:font-weight="normal"/>
    </style:style>
    <style:style style:name="T17" style:family="text">
      <style:text-properties fo:font-variant="normal" fo:text-transform="none" fo:color="#445797" style:font-name="Monaco" fo:font-size="9pt" fo:letter-spacing="normal" fo:font-style="normal" fo:font-weight="normal"/>
    </style:style>
    <style:style style:name="T18" style:family="text">
      <style:text-properties fo:font-variant="normal" fo:text-transform="none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calibri" fo:font-size="10.5pt" fo:letter-spacing="normal" fo:language="en" fo:country="US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calibri" fo:font-size="10.5pt" fo:letter-spacing="normal" fo:language="en" fo:country="US" fo:font-style="normal" fo:font-weight="normal" fo:background-color="#ffffff" style:font-size-asian="12pt" style:font-size-complex="12pt"/>
    </style:style>
    <style:style style:name="T21" style:family="text">
      <style:text-properties fo:font-variant="normal" fo:text-transform="none" fo:color="#000000" style:font-name="calibri" fo:font-size="12pt" fo:letter-spacing="normal" fo:language="en" fo:country="US" fo:font-style="normal" fo:font-weight="normal" fo:background-color="#ffffff" style:font-size-asian="12pt" style:font-size-complex="12pt"/>
    </style:style>
    <style:style style:name="T22" style:family="text">
      <style:text-properties fo:font-variant="normal" fo:text-transform="none" fo:color="#1f2328" style:font-name="Times New Roman" fo:font-size="12pt" fo:letter-spacing="normal" fo:language="en" fo:country="US" fo:font-style="normal" fo:font-weight="normal" style:font-size-asian="12pt" style:font-size-complex="12pt"/>
    </style:style>
    <style:style style:name="T23" style:family="text">
      <style:text-properties fo:color="#000000" style:font-name="Consolas" fo:font-size="14pt" fo:background-color="#ffffff"/>
    </style:style>
    <style:style style:name="T24" style:family="text">
      <style:text-properties fo:color="#000000" style:font-name="Times New Roman" fo:font-size="12pt" fo:language="en" fo:country="US" fo:background-color="#ffffff" style:font-size-asian="12pt" style:font-size-complex="12pt"/>
    </style:style>
    <style:style style:name="T25" style:family="text">
      <style:text-properties fo:color="#000000" style:font-name="Times New Roman" fo:font-size="12pt" fo:language="en" fo:country="US" fo:font-style="italic" fo:background-color="#ffffff" style:font-size-asian="12pt" style:font-size-complex="12pt"/>
    </style:style>
    <style:style style:name="T26" style:family="text">
      <style:text-properties fo:color="#7f0055" fo:font-weight="bold"/>
    </style:style>
    <style:style style:name="T27" style:family="text">
      <style:text-properties fo:color="#7f0055" fo:font-weight="bold" style:font-size-asian="12pt" style:font-size-complex="12pt"/>
    </style:style>
    <style:style style:name="T28" style:family="text">
      <style:text-properties fo:color="#7f0055" style:font-name="Times New Roman" fo:font-size="12pt" fo:font-weight="bold" style:font-size-asian="12pt" style:font-size-complex="12pt"/>
    </style:style>
    <style:style style:name="T29" style:family="text">
      <style:text-properties fo:color="#7f0055" style:font-name="Times New Roman" fo:font-size="12pt" fo:language="en" fo:country="US" fo:font-weight="bold" style:font-size-asian="12pt" style:font-size-complex="12pt"/>
    </style:style>
    <style:style style:name="T30" style:family="text">
      <style:text-properties fo:color="#7f0055" fo:language="en" fo:country="US" fo:font-weight="bold"/>
    </style:style>
    <style:style style:name="T31" style:family="text">
      <style:text-properties fo:color="#7f0055" style:font-name="Consolas" fo:font-size="14pt" fo:language="en" fo:country="US" fo:font-weight="bold" style:font-size-asian="12pt" style:font-size-complex="12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style:font-name="Times New Roman" fo:font-size="12pt" fo:language="en" fo:country="US" style:font-size-asian="12pt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ize-complex="12pt"/>
    </style:style>
    <style:style style:name="T36" style:family="text">
      <style:text-properties style:font-name="Times New Roman" fo:font-size="12pt" fo:language="en" fo:country="US" fo:background-color="#ffffff" style:font-size-asian="12pt" style:font-size-complex="12pt"/>
    </style:style>
    <style:style style:name="T37" style:family="text">
      <style:text-properties fo:font-style="italic"/>
    </style:style>
    <style:style style:name="T38" style:family="text">
      <style:text-properties fo:color="#6a3e3e"/>
    </style:style>
    <style:style style:name="T39" style:family="text">
      <style:text-properties fo:color="#6a3e3e" style:font-name="Times New Roman" fo:font-size="12pt" fo:language="en" fo:country="US" style:font-size-asian="12pt" style:font-size-complex="12pt"/>
    </style:style>
    <style:style style:name="T40" style:family="text">
      <style:text-properties fo:color="#6a3e3e" style:text-underline-style="solid" style:text-underline-width="auto" style:text-underline-color="font-color"/>
    </style:style>
    <style:style style:name="T41" style:family="text">
      <style:text-properties fo:color="#6a3e3e" style:font-name="Consolas" fo:font-size="14pt"/>
    </style:style>
    <style:style style:name="T42" style:family="text">
      <style:text-properties fo:color="#6a3e3e" style:font-name="Consolas" fo:font-size="14pt" fo:language="en" fo:country="US" style:font-size-asian="12pt" style:font-size-complex="12pt"/>
    </style:style>
    <style:style style:name="T43" style:family="text">
      <style:text-properties fo:color="#6a3e3e" style:font-size-asian="12pt" style:font-size-complex="12pt"/>
    </style:style>
    <style:style style:name="T44" style:family="text">
      <style:text-properties fo:color="#2a00ff"/>
    </style:style>
    <style:style style:name="T45" style:family="text">
      <style:text-properties fo:color="#2a00ff" style:font-name="Times New Roman" fo:font-size="12pt" fo:language="en" fo:country="US" style:font-size-asian="12pt" style:font-size-complex="12pt"/>
    </style:style>
    <style:style style:name="T46" style:family="text">
      <style:text-properties fo:color="#2a00ff" fo:font-size="12pt" fo:language="en" fo:country="US" style:font-size-asian="12pt" style:font-size-complex="12pt"/>
    </style:style>
    <style:style style:name="T47" style:family="text">
      <style:text-properties fo:color="#2a00ff" style:font-name="Consolas" fo:font-size="14pt" fo:language="en" fo:country="US" style:font-size-asian="12pt" style:font-size-complex="12pt"/>
    </style:style>
    <style:style style:name="T48" style:family="text">
      <style:text-properties fo:color="#2a00ff" style:font-size-asian="12pt" style:font-size-complex="12pt"/>
    </style:style>
    <style:style style:name="T49" style:family="text">
      <style:text-properties fo:color="#0000c0" fo:font-style="italic" fo:font-weight="bold"/>
    </style:style>
    <style:style style:name="T50" style:family="text">
      <style:text-properties fo:font-size="12pt" fo:language="en" fo:country="US" style:font-size-asian="12pt" style:font-size-complex="12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style:font-name="ui-monospace" fo:font-size="9.75pt" fo:font-style="normal" fo:font-weight="normal"/>
    </style:style>
    <style:style style:name="T53" style:family="text">
      <style:text-properties fo:background-color="#d4d4d4" style:font-size-asian="12pt" style:font-size-complex="12pt"/>
    </style:style>
    <style:style style:name="T54" style:family="text">
      <style:text-properties style:font-name="Consolas" fo:font-size="14pt"/>
    </style:style>
    <style:style style:name="T55" style:family="text">
      <style:text-properties style:font-name="Consolas" fo:font-size="14pt" fo:background-color="#d4d4d4"/>
    </style:style>
    <style:style style:name="T56" style:family="text">
      <style:text-properties style:font-name="Consolas" fo:font-size="14pt" fo:language="en" fo:country="US" style:font-size-asian="12pt" style:font-size-complex="12pt"/>
    </style:style>
    <style:style style:name="T57" style:family="text">
      <style:text-properties style:font-name="Consolas" fo:language="en" fo:country="US" style:font-size-asian="12pt" style:font-size-complex="12pt"/>
    </style:style>
    <style:style style:name="T58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-1</text:p>
      <text:p text:style-name="P1">--------------------------------</text:p>
      <text:p text:style-name="P1">Rest-Assured – is an API/Library of Java through which we can automate RestAPI's.</text:p>
      <text:p text:style-name="P1">--------------------------------<text:line-break/><text:span text:style-name="T1">Pre-requisites:</text:span><text:line-break/>--------------------------------<text:line-break/>1) Java <text:s/>&amp; Eclipse<text:line-break/>2) TestNG – framework (to maintain testcases and other features)<text:line-break/>3)Maven (comes with Eclipse)</text:p>
      <text:p text:style-name="P1">-------------------------------------------------------------<text:line-break/></text:p>
      <text:p text:style-name="P1">After it I should remember that I ought to create only maven projects, because it will already have all the dependencies and jar files I need.</text:p>
      <text:p text:style-name="P1">So we're creating new restassured project. </text:p>
      <text:p text:style-name="P1"/>
      <text:p text:style-name="P1">--------------------------</text:p>
      <text:p text:style-name="P1">dependencies: (required for project)</text:p>
      <text:p text:style-name="P1">----------------------------------</text:p>
      <text:p text:style-name="P1">rest-assured</text:p>
      <text:p text:style-name="P1">json-path</text:p>
      <text:p text:style-name="P1">json</text:p>
      <text:p text:style-name="P1">gson</text:p>
      <text:p text:style-name="P1">testng</text:p>
      <text:p text:style-name="P1">scribejava-apis</text:p>
      <text:p text:style-name="P1">json-schema-validator</text:p>
      <text:p text:style-name="P1">xml-schema-validator</text:p>
      <text:p text:style-name="P1"/>
      <text:p text:style-name="P1"/>
      <text:p text:style-name="P1">http requests</text:p>
      <text:p text:style-name="P1">-------------------------------</text:p>
      <text:p text:style-name="P1">get <text:s text:c="10"/></text:p>
      <text:p text:style-name="P1">post</text:p>
      <text:p text:style-name="P1">put</text:p>
      <text:p text:style-name="P1">delete<text:line-break/><text:line-break/>in eclipse we can delete src/main and src/main/java.<text:line-break/><text:line-break/>Gerkin language – keywords</text:p>
      <text:p text:style-name="P1"/>
      <text:p text:style-name="P11">given()</text:p>
      <text:p text:style-name="P15"><text:span text:style-name="T5"><text:tab/> type, set cookies, add </text:span><text:span text:style-name="T6">auth</text:span><text:span text:style-name="T5">, add </text:span><text:span text:style-name="T6">param</text:span><text:span text:style-name="T5">, set headers info, etc.</text:span></text:p>
      <text:p text:style-name="P13">when()</text:p>
      <text:p text:style-name="P13"><text:tab/>get, post, put, patch, delete (define the type request)</text:p>
      <text:p text:style-name="P13">then()</text:p>
      <text:p text:style-name="P13"><text:tab/>validations(tests, headers, cookies, status code), response body<text:line-break/><text:line-break/></text:p>
      <text:p text:style-name="P1">such methods we use in the rest-assured</text:p>
      <text:p text:style-name="P1"/>
      <text:p text:style-name="P1"><text:soft-page-break/><text:a xlink:type="simple" xlink:href="https://reqres.in/" text:style-name="Internet_20_link" text:visited-style-name="Visited_20_Internet_20_Link">https://reqres.in/</text:a> <text:s/>move to this link, and complete some requests!</text:p>
      <text:p text:style-name="P1"/>
      <text:p text:style-name="P1">Get user: </text:p>
      <text:p text:style-name="P1"><text:a xlink:type="simple" xlink:href="https://reqres.in/api/users/2" text:style-name="Internet_20_link" text:visited-style-name="Visited_20_Internet_20_Link">https://reqres.in/api/users/2</text:a></text:p>
      <text:p text:style-name="P1"/>
      <text:p text:style-name="P1">Post user:</text:p>
      <text:p text:style-name="Standard"><text:a xlink:type="simple" xlink:href="https://reqres.in/api/users" text:style-name="Internet_20_link" text:visited-style-name="Visited_20_Internet_20_Link">https://reqres.in/api/users</text:a><text:span text:style-name="T3"><text:line-break/><text:line-break/>body: </text:span><text:span text:style-name="T12">{</text:span></text:p>
      <text:p text:style-name="P4"><text:s text:c="4"/><text:span text:style-name="T10">"name":</text:span><text:span text:style-name="T9"> </text:span><text:span text:style-name="T11">"morpheus"</text:span><text:span text:style-name="T9">,</text:span></text:p>
      <text:p text:style-name="P4"><text:s text:c="4"/><text:span text:style-name="T10">"job":</text:span><text:span text:style-name="T9"> </text:span><text:span text:style-name="T11">"leader</text:span></text:p>
      <text:p text:style-name="P7">}<text:line-break/><text:line-break/></text:p>
      <text:p text:style-name="P1">Update user<text:span text:style-name="T2">:<text:line-break/><text:line-break/></text:span><text:a xlink:type="simple" xlink:href="https://reqres.in/api/users/2" text:style-name="Internet_20_link" text:visited-style-name="Visited_20_Internet_20_Link">https://reqres.in/api/users/2</text:a><text:span text:style-name="T2"><text:line-break/><text:line-break/></text:span>body:</text:p>
      <text:p text:style-name="P20">{</text:p>
      <text:p text:style-name="P4"><text:s text:c="4"/><text:span text:style-name="T10">"name":</text:span><text:span text:style-name="T9"> </text:span><text:span text:style-name="T11">"morpheus"</text:span><text:span text:style-name="T9">,</text:span></text:p>
      <text:p text:style-name="P8"><text:span text:style-name="T13"><text:s text:c="4"/></text:span><text:span text:style-name="T16">"job":</text:span><text:span text:style-name="T12"> </text:span><text:span text:style-name="T17">"zion resident"</text:span></text:p>
      <text:p text:style-name="P5">}</text:p>
      <text:p text:style-name="P5"/>
      <text:p text:style-name="P5"/>
      <text:p text:style-name="P5"/>
      <text:p text:style-name="P6">Delete User:</text:p>
      <text:p text:style-name="P6"/>
      <text:p text:style-name="P3"><text:a xlink:type="simple" xlink:href="https://reqres.in/api/users/2" text:style-name="Internet_20_link" text:visited-style-name="Visited_20_Internet_20_Link">https://reqres.in/api/users/2</text:a><text:span text:style-name="T15"><text:line-break/></text:span><text:span text:style-name="T14">204</text:span></text:p>
      <text:p text:style-name="P5"/>
      <text:p text:style-name="P5"/>
      <text:p text:style-name="P5"><text:line-break/></text:p>
      <text:p text:style-name="P5"/>
      <text:p text:style-name="P5"/>
      <text:p text:style-name="P6">Day 2</text:p>
      <text:p text:style-name="P6">----------------------------------------------------------------<text:line-break/>Post</text:p>
      <text:p text:style-name="P6"/>
      <text:p text:style-name="P6">How many ways we create request body</text:p>
      <text:p text:style-name="P6">---------------------------<text:line-break/>1) Hashmap</text:p>
      <text:p text:style-name="P6">2) using org.json library</text:p>
      <text:p text:style-name="P6">3) using POJO (Plain Old Java Object)</text:p>
      <text:p text:style-name="P6">4) using external json file<text:line-break/><text:line-break/>Now we see one by one</text:p>
      <text:p text:style-name="P6">We try to use students API (students.json)</text:p>
      <text:p text:style-name="P6"/>
      <text:p text:style-name="P6"/>
      <text:p text:style-name="P6">to test all the cases after the post request there's delete request following all the time:<text:line-break/><text:line-break/>so all the request in the eclipse IDE, RestAssuredTraining - &gt; src/test/java - &gt; day 2<text:line-break/><text:line-break/>but here's some pre-requisites:<text:line-break/><text:soft-page-break/><text:line-break/>a) open cmd<text:line-break/>b) cd C:\Users\danil\Desktop\automated_testing\API's testing<text:line-break/>c) json-server students.json (where students.json – my personal file creating for testing API)<text:line-break/>----------------------<text:line-break/><text:line-break/><text:line-break/><text:line-break/><text:line-break/><text:line-break/>Day 3</text:p>
      <text:p text:style-name="P6">----------------------------------------------<text:line-break/>1) Path &amp; Query parameters <text:s/>(PathAndQueryParameters.java) – file in the eclipse!</text:p>
      <text:p text:style-name="P6"/>
      <text:p text:style-name="P6"><text:a xlink:type="simple" xlink:href="https://reqres.in/api/users?page=2" text:style-name="Internet_20_link" text:visited-style-name="Visited_20_Internet_20_Link">https://reqres.in/api/users?page=2</text:a><text:line-break/><text:line-break/><text:a xlink:type="simple" xlink:href="https://reqres.in/api/users?page=2&amp;id=5" text:style-name="Internet_20_link" text:visited-style-name="Visited_20_Internet_20_Link">https://reqres.in/api/users?page=2&amp;id=5</text:a></text:p>
      <text:p text:style-name="P6"><text:line-break/><text:line-break/>where api, users – path parameters; page,id – query parameters, reqres.in – domain<text:line-break/><text:line-break/>-------------------------------------------<text:line-break/>2) Cookies (CookiesDemo.java) – file in the eclipse! <text:line-break/><text:line-break/>here what we should do, we want to capture the information about cookies from the response section.</text:p>
      <text:p text:style-name="P6"/>
      <text:p text:style-name="P6">We should realize that cookie's information's changeable(won't be the same every time).<text:line-break/>But some headers have the same info as response is given</text:p>
      <text:p text:style-name="P6">--------------------------------------------<text:line-break/>3) Headers (HeadersDemo.java) – file in the eclipse!</text:p>
      <text:p text:style-name="P6"/>
      <text:p text:style-name="P6">Approximately the same concept of capturing and output headers.<text:line-break/><text:line-break/><text:line-break/></text:p>
      <text:p text:style-name="P9"><text:span text:style-name="T18">4) log() - sometimes we want to show in console not the whole response, but just a part of it, for such cases there are some commands here: </text:span><text:span text:style-name="T23">.then()</text:span></text:p>
      <text:p text:style-name="P14">//.log().body();</text:p>
      <text:p text:style-name="P14">//.log().cookies();</text:p>
      <text:p text:style-name="P14">//.log().headers();</text:p>
      <text:p text:style-name="P17">.log().all();<text:line-break/><text:line-break/><text:span text:style-name="T3">----------------------------------------------------<text:line-break/><text:line-break/><text:line-break/>Day-4</text:span></text:p>
      <text:p text:style-name="P18">----------------------------------</text:p>
      <text:p text:style-name="P18"><text:soft-page-break/>Validating the responses (JSON)</text:p>
      <text:p text:style-name="P6">creating new package in the eclipse (day4) and there's a file named ParsingJSONResponseData.java</text:p>
      <text:p text:style-name="P6"/>
      <text:p text:style-name="P6">as always imrort these 3 static packages: </text:p>
      <text:p text:style-name="P10"><text:span text:style-name="T26">import</text:span> <text:span text:style-name="T26">static</text:span> io.restassured.RestAssured.*;</text:p>
      <text:p text:style-name="P17"><text:span text:style-name="T26">import</text:span> <text:span text:style-name="T26">static</text:span> <text:span text:style-name="T32">io.restassured.matcher.RestAssuredMatchers</text:span>.*;</text:p>
      <text:p text:style-name="P17"><text:span text:style-name="T26">import</text:span> <text:span text:style-name="T26">static</text:span> <text:span text:style-name="T32">org.hamcrest.Matchers</text:span>.*;</text:p>
      <text:p text:style-name="P17"/>
      <text:p text:style-name="P19">1) and in the first approach we do usual regular things (given – when -then), will consider then part here:</text:p>
      <text:p text:style-name="P19">determine status code, header(Content type), and body(title field of the third item)</text:p>
      <text:p text:style-name="P19">it was very easy and irrelevant approach(not wide-applied)</text:p>
      <text:p text:style-name="P19"/>
      <text:p text:style-name="P17"><text:span text:style-name="T34">2) second approach is more often implemented cause here we get given part assigned with res variable (import Response package <text:s/>&lt;</text:span><text:span text:style-name="T28">import</text:span><text:span text:style-name="T33"> io.restassured.response.Response;</text:span><text:span text:style-name="T34">&gt;)</text:span></text:p>
      <text:p text:style-name="P17"><text:span text:style-name="T34">and also then part is gonna be absent it's actually forbidden now, so we should import assert package (&lt;</text:span><text:span text:style-name="T28">import</text:span><text:span text:style-name="T33"> org.testng.Assert</text:span><text:span text:style-name="T34">&gt;) for next steps, which are these assertions:<text:line-break/><text:line-break/> Assert.</text:span><text:span text:style-name="T35">assertEquals</text:span><text:span text:style-name="T34">(</text:span><text:span text:style-name="T39">res</text:span><text:span text:style-name="T34">.getStatusCode(), 200); </text:span><text:span text:style-name="T7">//validation 1 </text:span></text:p>
      <text:p text:style-name="P17">Assert.<text:span text:style-name="T37">assertEquals</text:span>(<text:span text:style-name="T38">res</text:span>.header(<text:span text:style-name="T44">"Content-Type"</text:span>), <text:span text:style-name="T44">"application/json; charset=utf-8"</text:span>);</text:p>
      <text:p text:style-name="P17">String <text:span text:style-name="T38">bookname</text:span> = <text:span text:style-name="T38">res</text:span>.jsonPath().get(<text:span text:style-name="T44">"book[3].title"</text:span>).toString();</text:p>
      <text:p text:style-name="P17">Assert.<text:span text:style-name="T37">assertEquals</text:span>(<text:span text:style-name="T38">bookname</text:span>, <text:span text:style-name="T44">"The Lord of the Rings"</text:span>);</text:p>
      <text:p text:style-name="P17">System.<text:span text:style-name="T49">out</text:span>.println(<text:span text:style-name="T38">res</text:span>.getStatusCode());</text:p>
      <text:p text:style-name="P17"><text:span text:style-name="T34"><text:line-break/><text:line-break/>3) in the third approach we want to use pretty much the same piece from the second one, but instead the assertion we are gonna stick to the JSONObject class (JSONObject </text:span><text:span text:style-name="T39">jo</text:span><text:span text:style-name="T34"> = </text:span><text:span text:style-name="T29">new</text:span><text:span text:style-name="T34"> JSONObject(</text:span><text:span text:style-name="T39">res</text:span><text:span text:style-name="T34">.asString()); ) that is by the way must be presented as string which is why I use asString() function<text:line-break/> <text:line-break/>so here we import JSONObject (&lt;</text:span><text:span text:style-name="T29">import</text:span><text:span text:style-name="T34"> org.json.JSONObject;&gt;) and then I'll parse this response to get needed information.<text:line-break/>------------------------------------------------------------------<text:line-break/><text:line-break/></text:span></text:p>
      <text:p text:style-name="P19">Day 5<text:line-break/>-----------------------------------</text:p>
      <text:p text:style-name="P12"><text:span text:style-name="T24">Parsing XML response<text:line-break/><text:line-break/></text:span><text:span text:style-name="T20">http://restapi.adequateshop.com/swagger/ui/index</text:span><text:span text:style-name="T24"> – APIs we're gonna work with<text:line-break/><text:line-break/></text:span><text:soft-page-break/><text:span text:style-name="T24">certain link: </text:span><text:a xlink:type="simple" xlink:href="http://restapi.adequateshop.com/api/Traveler?page=1" text:style-name="Internet_20_link" text:visited-style-name="Visited_20_Internet_20_Link">http://restapi.adequateshop.com/api/Traveler?page=1</text:a><text:span text:style-name="T20"><text:line-break/><text:line-break/>so we're gonna concentrate on Traveler API<text:line-break/><text:line-break/>now creating new package (day5) and class as usual.<text:line-break/><text:line-break/>We mostly repeat all the steps from day 4, but now we're talking about XML format, not JSON!<text:line-break/>-------------------------------------------------------------<text:line-break/><text:line-break/>File Upload/download</text:span></text:p>
      <text:p text:style-name="P12"><text:span text:style-name="T20">Have seen those scenarios in the postman.<text:line-break/><text:line-break/></text:span><text:span text:style-name="T21">first we have to move to this directory in the cmd: cd C:\Users\danil\spring-boot-file-upload-download-rest-api<text:line-break/><text:line-break/>and the run the command: mvn spring-boot:run <text:s/>(and we'll get the access to the http://localhost:8080)<text:line-break/><text:line-break/>But if it's not working so refer to the github documentation: </text:span><text:a xlink:type="simple" xlink:href="https://github.com/pavanoltraining/spring-boot-file-upload-download-rest-api" text:style-name="Internet_20_link" text:visited-style-name="Visited_20_Internet_20_Link">https://github.com/pavanoltraining/spring-boot-file-upload-download-rest-api</text:a><text:span text:style-name="T21"><text:line-break/><text:line-break/>After that I created a new class in the eclipse(FileUploadandDownload.java)<text:line-break/><text:line-break/>First we're gonna consider singleFileUpload<text:line-break/><text:line-break/><text:line-break/>URLs for sending requests: <text:line-break/><text:line-break/></text:span><text:a xlink:type="simple" xlink:href="http://localhost:8080/uploadFile" text:style-name="Internet_20_link" text:visited-style-name="Visited_20_Internet_20_Link">http://localhost:8080/uploadFile</text:a><text:span text:style-name="T21"> <text:s/>- for single file<text:line-break/><text:line-break/>http://localhost:8080/uploadMultipleFiles <text:s text:c="3"/>- for multiple files</text:span><text:span text:style-name="T20"><text:line-break/></text:span><text:span text:style-name="T24"><text:line-break/><text:line-break/>We refer to File library and creating a new file before the given section.<text:line-break/>And we gotta specify our file as a part of format-data (Postman recall). So we use method named multiPart in the given section. And here also we have to specify content type.<text:line-break/><text:line-break/></text:span><text:span text:style-name="T25">given</text:span><text:span text:style-name="T24">()</text:span></text:p>
      <text:p text:style-name="P17">.multiPart(<text:span text:style-name="T44">"file"</text:span>, <text:span text:style-name="T38">myfile</text:span>)</text:p>
      <text:p text:style-name="P17">.contentType(<text:span text:style-name="T44">"multipart/form-data"</text:span>)<text:line-break/><text:line-break/><text:span text:style-name="T34">after it we define the when section as usual and then section is gonna be filled with validation points(statusCode, body and so on).<text:line-break/><text:line-break/><text:line-break/><text:line-break/>Second we're gonna upload multiple files. Almost the same steps, but we have to create two file object, and in the give section use two multipart rows for each file:<text:line-break/></text:span><text:span text:style-name="T35">given</text:span><text:span text:style-name="T34">()</text:span></text:p>
      <text:p text:style-name="P17"><text:soft-page-break/>.multiPart(<text:span text:style-name="T44">"files"</text:span>, <text:span text:style-name="T38">myfile1</text:span>)</text:p>
      <text:p text:style-name="P17">.multiPart(<text:span text:style-name="T44">"files"</text:span>, <text:span text:style-name="T38">myfile2</text:span>)</text:p>
      <text:p text:style-name="P17">.contentType(<text:span text:style-name="T44">"multipart/form-data"</text:span>)</text:p>
      <text:p text:style-name="P19"><text:line-break/><text:line-break/>and in the then section write this piece of code to determine names of two files separately: </text:p>
      <text:p text:style-name="P17"><text:span text:style-name="T34">.body(</text:span><text:span text:style-name="T45">"[0].fileName"</text:span><text:span text:style-name="T34">, </text:span><text:span text:style-name="T35">equalTo</text:span><text:span text:style-name="T34">(</text:span><text:span text:style-name="T45">"store.txt"</text:span><text:span text:style-name="T34">))</text:span></text:p>
      <text:p text:style-name="P17">.body(<text:span text:style-name="T44">"[1].fileName"</text:span>, <text:span text:style-name="T37">equalTo</text:span>(<text:span text:style-name="T44">"students.txt"</text:span>))<text:line-break/><text:span text:style-name="T3">----------------------<text:line-break/><text:line-break/></text:span><text:span text:style-name="T50">downloading process, <text:line-break/><text:line-break/>url that we use here: </text:span><text:a xlink:type="simple" xlink:href="http://localhost:8080/downloadFile/store.txt" text:style-name="Internet_20_link" text:visited-style-name="Visited_20_Internet_20_Link">http://localhost:8080/downloadFile/store.txt</text:a><text:span text:style-name="T50"><text:line-break/>and there's a get request!</text:span></text:p>
      <text:p text:style-name="P25">---------------------------------------------<text:line-break/><text:line-break/><text:line-break/><text:line-break/><text:line-break/>Day-6</text:p>
      <text:p text:style-name="P25">----------------------------------</text:p>
      <text:p text:style-name="P25"/>
      <text:p text:style-name="P25">JSON/XML Schema validations.<text:line-break/><text:line-break/>First thing that we have to do is convert our expected json response to json schema(using any tool for converting in the internet)</text:p>
      <text:p text:style-name="P25"/>
      <text:p text:style-name="P17"><text:span text:style-name="T50">after the converting process, we'are gonna keep it in the file(that I default added to the source folder of my project (</text:span><text:span text:style-name="T46">storeJsonSchema.json</text:span><text:span text:style-name="T50">))<text:line-break/><text:line-break/>so in the then section we call method assertThat. <text:line-break/><text:line-break/>.then()</text:span></text:p>
      <text:p text:style-name="P17">.assertThat().body(JsonSchemaValidator.<text:span text:style-name="T37">matchesJsonSchemaInClasspath</text:span>(<text:span text:style-name="T44">"storeJsonSchema.json"</text:span>));</text:p>
      <text:p text:style-name="P17"><text:span text:style-name="T50"><text:line-break/><text:line-break/>-----------------------<text:line-break/><text:line-break/>Now XML Schema<text:line-break/><text:line-break/>Similary from the xml response we gotta create an XML schema(.xsd)<text:line-break/></text:span><text:soft-page-break/><text:span text:style-name="T50">I'm gonna use this particular API: <text:s/></text:span><text:a xlink:type="simple" xlink:href="http://restapi.adequateshop.com/api/Traveler" text:style-name="Internet_20_link" text:visited-style-name="Visited_20_Internet_20_Link">http://restapi.adequateshop.com/api/Traveler</text:a><text:span text:style-name="T19"> for testing<text:line-break/></text:span><text:span text:style-name="T19"><text:line-break/> and here we use that then section:<text:line-break/>.then()</text:span></text:p>
      <text:p text:style-name="P17">.assertThat().body(RestAssuredMatchers.<text:span text:style-name="T37">matchesXsdInClasspath</text:span>(<text:span text:style-name="T44">"traveler.xsd"</text:span>));</text:p>
      <text:p text:style-name="P28"><text:s/>where we use class RestAssuredMatchers which we have imported earlier</text:p>
      <text:p text:style-name="P17"/>
      <text:p text:style-name="P29">-------------------------------------------------------------------------</text:p>
      <text:p text:style-name="P29">Serialization <text:s text:c="2"/>pojo (plain old java object) → json<text:line-break/>De-serialization <text:s text:c="2"/>json → pojo<text:line-break/><text:line-break/><text:line-break/>Body(json) ----------&gt; Request --------------&gt; Response(json)<text:line-break/><text:line-break/>This is a concept! Need to know.</text:p>
      <text:p text:style-name="P19"/>
      <text:p text:style-name="P19">Here we're obligated to use this functions: </text:p>
      <text:p text:style-name="P19"/>
      <text:p text:style-name="P17"><text:span text:style-name="T7">//convert java object -----&gt; </text:span><text:span text:style-name="T8">json</text:span><text:span text:style-name="T7"> object</text:span></text:p>
      <text:p text:style-name="P17">ObjectMapper <text:span text:style-name="T38">ObjMapper</text:span> = <text:span text:style-name="T26">new</text:span> ObjectMapper();</text:p>
      <text:p text:style-name="P17">String <text:span text:style-name="T38">jsondata</text:span> = <text:span text:style-name="T38">ObjMapper</text:span>.writerWithDefaultPrettyPrinter().writeValueAsString(<text:span text:style-name="T38">stupojo</text:span>);<text:line-break/><text:line-break/><text:span text:style-name="T3">where ObjectMapper is loaded library (</text:span><text:span text:style-name="T30">import</text:span><text:span text:style-name="T3"> com.fasterxml.jackson.databind.ObjectMapper;)<text:line-break/><text:line-break/></text:span></text:p>
      <text:p text:style-name="P17"><text:span text:style-name="T34">So that's how we converted Pojo into json format (this is called serialization)<text:line-break/>-----------------------<text:line-break/><text:line-break/><text:line-break/>Deserialization – the opposute process (converting from json to pojo)<text:line-break/>after serialization process we just simply save our output statement(json format file) and use it in the deserialization.<text:line-break/><text:line-break/>And we've written these functions for returning process:<text:line-break/><text:line-break/>ObjectMapper </text:span><text:span text:style-name="T39">ObjMapper</text:span><text:span text:style-name="T34"> = </text:span><text:span text:style-name="T29">new</text:span><text:span text:style-name="T34"> ObjectMapper();</text:span></text:p>
      <text:p text:style-name="P17">Student <text:span text:style-name="T40">stu</text:span> = <text:span text:style-name="T38">ObjMapper</text:span>.readValue(<text:span text:style-name="T38">jsondata</text:span>, Student.<text:span text:style-name="T26">class</text:span>);</text:p>
      <text:p text:style-name="P17"><text:soft-page-break/><text:span text:style-name="T34">------------------------------------------<text:line-break/><text:line-break/></text:span><text:span text:style-name="T34"><text:line-break/>Day-7</text:span></text:p>
      <text:p text:style-name="P19">--------------------------------------------<text:line-break/>Authorizations</text:p>
      <text:p text:style-name="P16"><text:span text:style-name="T36"><text:line-break/>Authentication: Basic, Digest, Preemptive, Bearer token, Oauth1.0(2.0), API Key<text:line-break/><text:line-break/>first we're considering the basic authentication.<text:line-break/><text:line-break/>Basic, Digest, Preemptive authentication are utterly easy to understand and execute, they're pretty much similar. We only change given method for auth and that's it.<text:line-break/><text:line-break/>For these methods we capture url in the postman.<text:line-break/><text:line-break/>Mostly we just repeat postman urls and keys and make it the easiest way, so just the deal of syntax difference.<text:line-break/><text:line-break/>--------------------------------------<text:line-break/><text:line-break/>now we'll jump into the topic of using random library to create some dummy data for sending the post requests.<text:line-break/><text:line-break/>Faker library – very useful library for us for testing the APIs, we need to add one additional dependency for this into the pom.xml file.<text:line-break/><text:line-break/>So we're adding new dependency:<text:line-break/><text:line-break/></text:span><text:span text:style-name="T22">&lt;dependency&gt;</text:span></text:p>
      <text:p text:style-name="P21"><text:s text:c="4"/><text:span text:style-name="T52">&lt;groupId&gt;com.github.javafaker&lt;/groupId&gt;</text:span></text:p>
      <text:p text:style-name="P21"><text:s text:c="4"/><text:span text:style-name="T52">&lt;artifactId&gt;javafaker&lt;/artifactId&gt;</text:span></text:p>
      <text:p text:style-name="P21"><text:s text:c="4"/><text:span text:style-name="T52">&lt;version&gt;1.0.2&lt;/version&gt;</text:span></text:p>
      <text:p text:style-name="P22">&lt;/dependency&gt;</text:p>
      <text:p text:style-name="P19"/>
      <text:p text:style-name="P19">And then we very simply create our data.<text:line-break/>--------------------------------------------------------------------<text:line-break/><text:line-break/><text:line-break/>Day-8 <text:line-break/>----------------------------------<text:line-break/>Chaining<text:line-break/><text:line-break/>We'll use GoRest API, as we did it in postman learning!</text:p>
      <text:p text:style-name="P19"/>
      <text:p text:style-name="P19">I'm gonna use the Gorest Chaining collection from the postman. We're creating 4 different classes for each request(post, get, put, delete). </text:p>
      <text:p text:style-name="P19"><text:line-break/><text:soft-page-break/><text:line-break/>Create user ---&gt; get user ----&gt; update user -----&gt; delete user</text:p>
      <text:p text:style-name="P19"/>
      <text:p text:style-name="P24"><text:span text:style-name="T4">in the createuser(post request) we use this variable as a parameter void() function:<text:line-break/><text:line-break/> </text:span><text:span text:style-name="T55">ITestContext</text:span><text:span text:style-name="T54"> </text:span><text:span text:style-name="T41">context</text:span><text:span text:style-name="T4"><text:line-break/></text:span></text:p>
      <text:p text:style-name="P24"><text:span text:style-name="T4">and after sending the request we assign our id to new variable(user_id) receiving from capturing the context<text:line-break/><text:line-break/> </text:span><text:span text:style-name="T42">context</text:span><text:span text:style-name="T56">.setAttribute(</text:span><text:span text:style-name="T47">"user_id"</text:span><text:span text:style-name="T56">, </text:span><text:span text:style-name="T42">id</text:span><text:span text:style-name="T56">);<text:line-break/><text:line-break/><text:line-break/></text:span><text:span text:style-name="T57">And now in the rest requests we simply get this context, by using the same construction in the defining of function's parameters and using </text:span><text:span text:style-name="T56"><text:line-break/><text:line-break/></text:span><text:span text:style-name="T31">int</text:span><text:span text:style-name="T56"> </text:span><text:span text:style-name="T42">id</text:span><text:span text:style-name="T56"> = (</text:span><text:span text:style-name="T31">int</text:span><text:span text:style-name="T56">) </text:span><text:span text:style-name="T42">context</text:span><text:span text:style-name="T56">.getAttribute(</text:span><text:span text:style-name="T47">"user_id"</text:span><text:span text:style-name="T56">);</text:span></text:p>
      <text:p text:style-name="P18"><text:line-break/><text:span text:style-name="T51">it's like an environment variable in postman.<text:line-break/><text:line-break/>Now to launch the chaining process we obligate to create a new xml file(by doing sample actions):<text:line-break/>- click on the “day8” with right button and invoke “test ng” → convert to test ng (that'll create an xml file which we should run afterwards).<text:line-break/><text:line-break/></text:span><text:line-break/><text:span text:style-name="T51">And here's one more deal. If we want to run our test one by one(in one xml anyway) (look at testng2.xml) we have to set another access level:<text:line-break/><text:line-break/></text:span><text:span text:style-name="T43">context</text:span><text:span text:style-name="T58">.getSuite().setAttribute(</text:span><text:span text:style-name="T48">"user_id"</text:span><text:span text:style-name="T58">, </text:span><text:span text:style-name="T43">id</text:span><text:span text:style-name="T58">);</text:span></text:p>
      <text:p text:style-name="P18"><text:span text:style-name="T58"/></text:p>
      <text:p text:style-name="P17"><text:span text:style-name="T4">and change it for the rest requests again<text:line-break/></text:span><text:span text:style-name="T27">int</text:span><text:span text:style-name="T58"> </text:span><text:span text:style-name="T43">id</text:span><text:span text:style-name="T58"> = (</text:span><text:span text:style-name="T27">int</text:span><text:span text:style-name="T58">) </text:span><text:span text:style-name="T43">context</text:span><text:span text:style-name="T58">.getSuite().</text:span><text:span text:style-name="T53">getAttribute</text:span><text:span text:style-name="T58">(</text:span><text:span text:style-name="T48">"user_id"</text:span><text:span text:style-name="T58">);</text:span></text:p>
      <text:p text:style-name="P6"><text:s text:c="89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onaco" svg:font-family="Monaco, Consolas, 'Lucida Console', monospace"/>
    <style:font-face style:name="calibri" svg:font-family="calibri, sans-serif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нила Башлыков</meta:initial-creator>
    <meta:creation-date>2023-09-20T16:23:22.08</meta:creation-date>
    <dc:date>2023-10-03T14:05:51.31</dc:date>
    <dc:creator>Данила Башлыков</dc:creator>
    <meta:editing-duration>P4DT14H49M56S</meta:editing-duration>
    <meta:editing-cycles>22</meta:editing-cycles>
    <meta:generator>OpenOffice/4.1.10$Win32 OpenOffice.org_project/4110m2$Build-9807</meta:generator>
    <meta:document-statistic meta:table-count="0" meta:image-count="0" meta:object-count="0" meta:page-count="9" meta:paragraph-count="126" meta:word-count="1459" meta:character-count="11738"/>
  </office:meta>
</office:document-meta>
</file>